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bee" officeooo:paragraph-rsid="0000abee"/>
    </style:style>
    <style:style style:name="P2" style:family="paragraph" style:parent-style-name="Standard">
      <style:paragraph-properties fo:text-align="start" style:justify-single-word="false"/>
      <style:text-properties officeooo:rsid="0000abee" officeooo:paragraph-rsid="0000abe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=====================================================================</text:p>
      <text:p text:style-name="P1">Assignment : QUICK SORT</text:p>
      <text:p text:style-name="P1">Name : Gaurav Ghati</text:p>
      <text:p text:style-name="P1">class : SE 10</text:p>
      <text:p text:style-name="P1">Batch : F 10</text:p>
      <text:p text:style-name="P1"/>
      <text:p text:style-name="P1">Problem Statement:</text:p>
      <text:p text:style-name="P1">Accept Mobile user information (e.g. MobileNo, Name, BillAmount etc.).</text:p>
      <text:p text:style-name="P1">a) Display the data in descending order of Name (Quicksort, recursive)</text:p>
      <text:p text:style-name="P1">b) Display the data in ascending order of MobileNo (Quicksort nonrecursive)</text:p>
      <text:p text:style-name="P1">c) Display pivot position and its corresponding list in each pass.</text:p>
      <text:p text:style-name="P1">d) Display the number of passes and comparisons for different test cases (Worst, Average, Best case).</text:p>
      <text:p text:style-name="P1"/>
      <text:p text:style-name="P1">=====================================================================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#define ll line(85);</text:p>
      <text:p text:style-name="P1">#define nm 50</text:p>
      <text:p text:style-name="P1">#define lim 80</text:p>
      <text:p text:style-name="P1"/>
      <text:p text:style-name="P1">void line(int n)<text:tab/><text:tab/>//For horizontal line of table</text:p>
      <text:p text:style-name="P1">{</text:p>
      <text:p text:style-name="P1"><text:tab/>int i;</text:p>
      <text:p text:style-name="P1"><text:tab/>for(i=0;i&lt;n;i++)</text:p>
      <text:p text:style-name="P1"><text:tab/><text:tab/>printf("-");</text:p>
      <text:p text:style-name="P1"><text:tab/>printf("\n");</text:p>
      <text:p text:style-name="P1">}</text:p>
      <text:p text:style-name="P1"/>
      <text:p text:style-name="P1">struct Mobile<text:tab/><text:tab/><text:tab/>//Structure for storing Customer Data</text:p>
      <text:p text:style-name="P1">{</text:p>
      <text:p text:style-name="P1"><text:tab/>long long int mno;</text:p>
      <text:p text:style-name="P1"><text:tab/>char name[nm];</text:p>
      <text:p text:style-name="P1"><text:tab/>float bill;</text:p>
      <text:p text:style-name="P1">}M[lim];</text:p>
      <text:p text:style-name="P1"/>
      <text:p text:style-name="P1">int checkMob(int t)<text:tab/><text:tab/>//Check if Mobile No. is Unique</text:p>
      <text:p text:style-name="P1">{</text:p>
      <text:p text:style-name="P1"><text:tab/>int i;</text:p>
      <text:p text:style-name="P1"><text:tab/>for(i=0;i&lt;t;i++)</text:p>
      <text:p text:style-name="P1"><text:tab/><text:tab/>if(M[i].mno==M[t].mno)</text:p>
      <text:p text:style-name="P1"><text:tab/><text:tab/><text:tab/>return 1;</text:p>
      <text:p text:style-name="P1"><text:tab/>return 0;</text:p>
      <text:p text:style-name="P1">}</text:p>
      <text:p text:style-name="P1"/>
      <text:p text:style-name="P1">void tabHead()</text:p>
      <text:p text:style-name="P1">{</text:p>
      <text:p text:style-name="P1"><text:soft-page-break/><text:tab/>ll</text:p>
      <text:p text:style-name="P1"><text:tab/>printf("\nSr. No.\t\tName\t\tMobile No.\tBill Amount\n\n");</text:p>
      <text:p text:style-name="P1"><text:tab/>ll</text:p>
      <text:p text:style-name="P1">}</text:p>
      <text:p text:style-name="P1"/>
      <text:p text:style-name="P1">void acceptData(int t)<text:tab/><text:tab/><text:tab/>//Get Data</text:p>
      <text:p text:style-name="P1">{</text:p>
      <text:p text:style-name="P1"><text:s text:c="4"/>printf("\nCustomer %d :",t+1);</text:p>
      <text:p text:style-name="P1"><text:s text:c="4"/>printf("\n");</text:p>
      <text:p text:style-name="P1"/>
      <text:p text:style-name="P1"><text:s text:c="4"/>while(getc(stdin)!='\n');</text:p>
      <text:p text:style-name="P1"><text:tab/>do</text:p>
      <text:p text:style-name="P1"><text:s text:c="4"/>{</text:p>
      <text:p text:style-name="P1"><text:s text:c="8"/>printf("Name : ");</text:p>
      <text:p text:style-name="P1"><text:s text:c="8"/>scanf("%s", M[t].name);</text:p>
      <text:p text:style-name="P1"><text:s text:c="8"/>if(strlen(M[t].name)==0)</text:p>
      <text:p text:style-name="P1"><text:s text:c="12"/>printf("\nName Cannot be Empty...!!\n");</text:p>
      <text:p text:style-name="P1"><text:s text:c="4"/>}while(strlen(M[t].name)==0);</text:p>
      <text:p text:style-name="P1"/>
      <text:p text:style-name="P1"><text:tab/>do</text:p>
      <text:p text:style-name="P1"><text:tab/>{</text:p>
      <text:p text:style-name="P1"><text:tab/><text:tab/>printf("Mobile No. : ");</text:p>
      <text:p text:style-name="P1"><text:tab/><text:tab/>scanf("%lld",&amp;M[t].mno);</text:p>
      <text:p text:style-name="P1"><text:tab/><text:tab/>if((M[t].mno&lt;1000000000)||(M[t].mno&gt;9999999999))</text:p>
      <text:p text:style-name="P1"><text:tab/><text:tab/><text:tab/>printf("Enter CORRECT 10 Digit Mobile No. !!\n");</text:p>
      <text:p text:style-name="P1"><text:tab/><text:tab/>if(checkMob(t))</text:p>
      <text:p text:style-name="P1"><text:tab/><text:tab/><text:tab/>printf("\nEntered Mobile No. Already Exists..!!");</text:p>
      <text:p text:style-name="P1"><text:tab/>}while(checkMob(t)||(M[t].mno&lt;1000000000)||(M[t].mno&gt;9999999999)); <text:s text:c="5"/>//Validation of Mobile Number</text:p>
      <text:p text:style-name="P1"/>
      <text:p text:style-name="P1"><text:tab/>printf("Bill Amount : ");</text:p>
      <text:p text:style-name="P1"><text:s text:c="4"/>scanf("%f",&amp;M[t].bill);</text:p>
      <text:p text:style-name="P1">}</text:p>
      <text:p text:style-name="P1"/>
      <text:p text:style-name="P1">void displayData(int j)<text:tab/><text:tab/><text:tab/>//Displaying Data</text:p>
      <text:p text:style-name="P1">{</text:p>
      <text:p text:style-name="P1"><text:tab/>printf("\n %5d\t\t%s\t\t%lld\t%2f",j+1,M[j].name,M[j].mno,M[j].bill);</text:p>
      <text:p text:style-name="P1">}</text:p>
      <text:p text:style-name="P1"/>
      <text:p text:style-name="P1">void swap(struct Mobile *M1,struct Mobile *M2)</text:p>
      <text:p text:style-name="P1">{</text:p>
      <text:p text:style-name="P1"><text:tab/>struct Mobile M;</text:p>
      <text:p text:style-name="P1"><text:tab/>M = *M1;</text:p>
      <text:p text:style-name="P1"><text:tab/>*M1 = *M2;</text:p>
      <text:p text:style-name="P1"><text:tab/>*M2 = M;</text:p>
      <text:p text:style-name="P1">}</text:p>
      <text:p text:style-name="P1"/>
      <text:p text:style-name="P1">int partitionR(int low, int high, int s[2])</text:p>
      <text:p text:style-name="P1">{</text:p>
      <text:p text:style-name="P1"><text:tab/>int i, j;</text:p>
      <text:p text:style-name="P1"><text:tab/>int comp = 0,swaps = 0;</text:p>
      <text:p text:style-name="P1"><text:s text:c="4"/>char pivot[nm];</text:p>
      <text:p text:style-name="P1"><text:soft-page-break/></text:p>
      <text:p text:style-name="P1"><text:s text:c="4"/>strcpy(pivot,M[high].name);</text:p>
      <text:p text:style-name="P1"><text:s text:c="4"/>printf("Pivot = %s",pivot);</text:p>
      <text:p text:style-name="P1"/>
      <text:p text:style-name="P1"><text:s text:c="4"/>i = (low - 1);</text:p>
      <text:p text:style-name="P1"/>
      <text:p text:style-name="P1"><text:s text:c="4"/>for (j = low; j &lt; high; j++)</text:p>
      <text:p text:style-name="P1"><text:s text:c="4"/>{</text:p>
      <text:p text:style-name="P1"><text:s text:c="8"/>comp++;</text:p>
      <text:p text:style-name="P1"><text:s text:c="8"/>if (strcmp(pivot,M[j].name) &lt; 0)</text:p>
      <text:p text:style-name="P1"><text:s text:c="8"/>{</text:p>
      <text:p text:style-name="P1"><text:s text:c="12"/>i++;</text:p>
      <text:p text:style-name="P1"><text:s text:c="12"/>if(i != j)</text:p>
      <text:p text:style-name="P1"><text:s text:c="12"/>{ <text:s text:c="2"/>swap(&amp;M[i], &amp;M[j]);</text:p>
      <text:p text:style-name="P1"><text:s text:c="16"/>swaps++;</text:p>
      <text:p text:style-name="P1"><text:s text:c="12"/>}</text:p>
      <text:p text:style-name="P1"><text:s text:c="8"/>}</text:p>
      <text:p text:style-name="P1"><text:s text:c="4"/>}</text:p>
      <text:p text:style-name="P1"><text:s text:c="4"/>if(i+1 != high)</text:p>
      <text:p text:style-name="P1"><text:s text:c="4"/>{ <text:s text:c="2"/>swap(&amp;M[i+1], &amp;M[high]);</text:p>
      <text:p text:style-name="P1"><text:s text:c="8"/>swaps++;</text:p>
      <text:p text:style-name="P1"><text:s text:c="4"/>}</text:p>
      <text:p text:style-name="P1"/>
      <text:p text:style-name="P1"><text:s text:c="4"/>s[0] += comp;</text:p>
      <text:p text:style-name="P1"><text:s text:c="4"/>s[1] += swaps;</text:p>
      <text:p text:style-name="P1"/>
      <text:p text:style-name="P1"><text:s text:c="4"/>return (i+1);</text:p>
      <text:p text:style-name="P1">}</text:p>
      <text:p text:style-name="P1"/>
      <text:p text:style-name="P1">void QuickSortR(int low,int high,int c,int s[2])</text:p>
      <text:p text:style-name="P1">{</text:p>
      <text:p text:style-name="P1"><text:tab/>int i;</text:p>
      <text:p text:style-name="P1"><text:tab/>if (low &lt; high)</text:p>
      <text:p text:style-name="P1"><text:s text:c="4"/>{</text:p>
      <text:p text:style-name="P1"><text:s text:c="8"/>int p = partitionR(low, high, s);</text:p>
      <text:p text:style-name="P1"><text:s text:c="8"/>printf("\nPosition of Pivot = %d\n",p);</text:p>
      <text:p text:style-name="P1"><text:s text:c="8"/>for (i = 0; i &lt; c; ++i)</text:p>
      <text:p text:style-name="P1"><text:s text:c="8"/>{</text:p>
      <text:p text:style-name="P1"><text:s text:c="8"/><text:tab/>printf(" <text:s/>%s <text:s/>",M[i].name);</text:p>
      <text:p text:style-name="P1"><text:s text:c="8"/>}</text:p>
      <text:p text:style-name="P1"><text:s text:c="8"/>printf("\n");</text:p>
      <text:p text:style-name="P1"/>
      <text:p text:style-name="P1"><text:s text:c="8"/>QuickSortR(low, p-1, c, s);</text:p>
      <text:p text:style-name="P1"><text:s text:c="8"/>QuickSortR(p+1, high, c, s)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ch,t,i,temp =0, s[2];</text:p>
      <text:p text:style-name="P1"/>
      <text:p text:style-name="P1"><text:s text:c="4"/>do</text:p>
      <text:p text:style-name="P1"><text:soft-page-break/><text:tab/>{</text:p>
      <text:p text:style-name="P1"><text:tab/><text:tab/>printf("\nMenu :\n1. Enter Mobile Records.\n2. Display Data.\n3. Display in descending order of Name.\n4. Exit.\nEnter your choice : 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<text:tab/><text:tab/>case 1:<text:tab/>do</text:p>
      <text:p text:style-name="P1"><text:tab/><text:tab/><text:tab/><text:tab/><text:tab/>{</text:p>
      <text:p text:style-name="P1"><text:tab/><text:tab/><text:tab/><text:tab/><text:tab/><text:tab/>printf("\nEnter no. of records : ");</text:p>
      <text:p text:style-name="P1"><text:tab/><text:tab/><text:tab/><text:tab/><text:tab/><text:tab/>scanf("%d",&amp;t);</text:p>
      <text:p text:style-name="P1"><text:tab/><text:tab/><text:tab/><text:tab/><text:tab/><text:tab/>if(t&gt;=lim)</text:p>
      <text:p text:style-name="P1"><text:tab/><text:tab/><text:tab/><text:tab/><text:tab/><text:tab/><text:tab/>printf("\nMaximum no. of data entry allowed is %d ...!!\n",lim);</text:p>
      <text:p text:style-name="P1"><text:tab/><text:tab/><text:tab/><text:tab/><text:tab/><text:tab/>if(t&lt;0)</text:p>
      <text:p text:style-name="P1"><text:tab/><text:tab/><text:tab/><text:tab/><text:tab/><text:tab/><text:tab/>printf("\nEnter a VALID number...!!\n");</text:p>
      <text:p text:style-name="P1"><text:tab/><text:tab/><text:tab/><text:tab/><text:tab/>}while((t&gt;=lim)||(t&lt;0));</text:p>
      <text:p text:style-name="P1"><text:tab/><text:tab/><text:tab/><text:tab/><text:tab/>for(i=0;i&lt;t;i++)</text:p>
      <text:p text:style-name="P1"><text:tab/><text:tab/><text:tab/><text:tab/><text:tab/><text:tab/>acceptData(i);</text:p>
      <text:p text:style-name="P1"><text:tab/><text:tab/><text:tab/><text:tab/><text:tab/>break;</text:p>
      <text:p text:style-name="P1"/>
      <text:p text:style-name="P1"><text:tab/><text:tab/><text:tab/>case 2:<text:tab/>if(t!=0)</text:p>
      <text:p text:style-name="P1"><text:tab/><text:tab/><text:tab/><text:tab/><text:tab/>{</text:p>
      <text:p text:style-name="P1"><text:tab/><text:tab/><text:tab/><text:tab/><text:tab/><text:tab/>printf("\nDATA BASE :\n");</text:p>
      <text:p text:style-name="P1"><text:tab/><text:tab/><text:tab/><text:tab/><text:tab/><text:tab/>tabHead();</text:p>
      <text:p text:style-name="P1"><text:tab/><text:tab/><text:tab/><text:tab/><text:tab/><text:tab/>for(i=0;i&lt;t;i++)</text:p>
      <text:p text:style-name="P1"><text:tab/><text:tab/><text:tab/><text:tab/><text:tab/><text:tab/><text:tab/>displayData(i);</text:p>
      <text:p text:style-name="P1"><text:tab/><text:tab/><text:tab/><text:tab/><text:tab/><text:tab/>printf("\n");</text:p>
      <text:p text:style-name="P1"><text:tab/><text:tab/><text:tab/><text:tab/><text:tab/><text:tab/>ll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Enter Data First..!!\n");</text:p>
      <text:p text:style-name="P1"><text:tab/><text:tab/><text:tab/><text:tab/><text:tab/>break;</text:p>
      <text:p text:style-name="P1"/>
      <text:p text:style-name="P1"><text:tab/><text:tab/><text:tab/>case 3:<text:tab/>if(t!=0)</text:p>
      <text:p text:style-name="P1"><text:tab/><text:tab/><text:tab/><text:tab/><text:tab/>{</text:p>
      <text:p text:style-name="P1"><text:tab/><text:tab/><text:tab/><text:tab/><text:tab/> <text:s text:c="3"/>s[0] = 0;</text:p>
      <text:p text:style-name="P1"><text:s text:c="24"/>s[1] = 0;</text:p>
      <text:p text:style-name="P1"><text:tab/><text:tab/><text:tab/><text:tab/><text:tab/><text:tab/>printf("\nQuick SORT : (Sort by Name in Descending Order)\n");</text:p>
      <text:p text:style-name="P1"><text:tab/><text:tab/><text:tab/><text:tab/><text:tab/><text:tab/>QuickSortR(0,t-1,t,s);</text:p>
      <text:p text:style-name="P1"/>
      <text:p text:style-name="P1"><text:tab/><text:tab/><text:tab/><text:tab/><text:tab/><text:tab/>printf("\nQuick Sort Completed..!\nTotal Number of Comparisons = %d\nTotal Number of Swaps = %d\n",s[0],s[1]);</text:p>
      <text:p text:style-name="P1"/>
      <text:p text:style-name="P1"><text:s text:c="24"/>for(i=1;i&lt;t;i++)</text:p>
      <text:p text:style-name="P1"><text:s text:c="28"/>temp += i;</text:p>
      <text:p text:style-name="P1"/>
      <text:p text:style-name="P1"><text:s text:c="24"/>if(temp == s[0])</text:p>
      <text:p text:style-name="P1"><text:s text:c="28"/>printf("Test Case : Worst\n");</text:p>
      <text:p text:style-name="P1"><text:s text:c="24"/>else</text:p>
      <text:p text:style-name="P1"><text:s text:c="28"/>printf("Test Case : Average\n");</text:p>
      <text:p text:style-name="P1"/>
      <text:p text:style-name="P1"><text:soft-page-break/><text:tab/><text:tab/><text:tab/><text:tab/><text:tab/><text:tab/>printf("\nDATA BASE :\n");</text:p>
      <text:p text:style-name="P1"><text:tab/><text:tab/><text:tab/><text:tab/><text:tab/><text:tab/>tabHead();</text:p>
      <text:p text:style-name="P1"><text:tab/><text:tab/><text:tab/><text:tab/><text:tab/><text:tab/>for(i=0;i&lt;t;i++)</text:p>
      <text:p text:style-name="P1"><text:tab/><text:tab/><text:tab/><text:tab/><text:tab/><text:tab/><text:tab/>displayData(i);</text:p>
      <text:p text:style-name="P1"><text:tab/><text:tab/><text:tab/><text:tab/><text:tab/><text:tab/>printf("\n");</text:p>
      <text:p text:style-name="P1"><text:tab/><text:tab/><text:tab/><text:tab/><text:tab/><text:tab/>ll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Enter Data First..!!\n");</text:p>
      <text:p text:style-name="P1"><text:tab/><text:tab/><text:tab/><text:tab/><text:tab/>break;</text:p>
      <text:p text:style-name="P1"/>
      <text:p text:style-name="P1"><text:tab/><text:tab/><text:tab/>case 4:<text:tab/>break;</text:p>
      <text:p text:style-name="P1"/>
      <text:p text:style-name="P1"><text:tab/><text:tab/><text:tab/>default:printf("\nEnter Choice Between 1 - 4 Only..!!\n");</text:p>
      <text:p text:style-name="P1"><text:tab/><text:tab/>}</text:p>
      <text:p text:style-name="P1"><text:tab/>}while(ch!=4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OUTPUT :</text:span> </text:p>
      <text:p text:style-name="P1"/>
      <text:p text:style-name="P1">Menu :</text:p>
      <text:p text:style-name="P1">1. Enter Mobile Records.</text:p>
      <text:p text:style-name="P1">2. Display Data.</text:p>
      <text:p text:style-name="P1">3. Display in descending order of Name.</text:p>
      <text:p text:style-name="P1">4. Exit.</text:p>
      <text:p text:style-name="P1">Enter your choice : 1</text:p>
      <text:p text:style-name="P1"/>
      <text:p text:style-name="P1">Enter no. of records : 4</text:p>
      <text:p text:style-name="P1"/>
      <text:p text:style-name="P1">Customer 1 :</text:p>
      <text:p text:style-name="P1">Name : gaurav</text:p>
      <text:p text:style-name="P1">Mobile No. : 9283742345</text:p>
      <text:p text:style-name="P1">Bill Amount : 47 <text:s text:c="3"/></text:p>
      <text:p text:style-name="P1"/>
      <text:p text:style-name="P1">Customer 2 :</text:p>
      <text:p text:style-name="P1">Name : puneet</text:p>
      <text:p text:style-name="P1">Mobile No. : 9238743478</text:p>
      <text:p text:style-name="P1">Bill Amount : 12 <text:s/></text:p>
      <text:p text:style-name="P1"/>
      <text:p text:style-name="P1">Customer 3 :</text:p>
      <text:p text:style-name="P1">Name : ellika</text:p>
      <text:p text:style-name="P1">Mobile No. : 8372478787 </text:p>
      <text:p text:style-name="P1">Bill Amount : 34</text:p>
      <text:p text:style-name="P1"/>
      <text:p text:style-name="P1">Customer 4 :</text:p>
      <text:p text:style-name="P1">Name : sakshee</text:p>
      <text:p text:style-name="P1">Mobile No. : 4938298743</text:p>
      <text:p text:style-name="P1">Bill Amount : 32 </text:p>
      <text:p text:style-name="P1"/>
      <text:p text:style-name="P1">Menu :</text:p>
      <text:p text:style-name="P1">1. Enter Mobile Records.</text:p>
      <text:p text:style-name="P1">2. Display Data.</text:p>
      <text:p text:style-name="P1">3. Display in descending order of Name.</text:p>
      <text:p text:style-name="P1">4. Exit.</text:p>
      <text:p text:style-name="P1">Enter your choice : 2</text:p>
      <text:p text:style-name="P1"/>
      <text:p text:style-name="P1">DATA BASE :</text:p>
      <text:p text:style-name="P1">-------------------------------------------------------------------------------------</text:p>
      <text:p text:style-name="P1"/>
      <text:p text:style-name="P1">Sr. No.<text:tab/><text:tab/>Name<text:tab/><text:tab/>Mobile No.<text:tab/>Bill Amount</text:p>
      <text:p text:style-name="P1"/>
      <text:p text:style-name="P1">-------------------------------------------------------------------------------------</text:p>
      <text:p text:style-name="P1"/>
      <text:p text:style-name="P1"><text:s text:c="5"/>1<text:tab/><text:tab/>gaurav<text:tab/><text:tab/>9283742345<text:tab/>47.000000</text:p>
      <text:p text:style-name="P1"><text:s text:c="5"/>2<text:tab/><text:tab/>puneet<text:tab/><text:tab/>9238743478<text:tab/>12.000000</text:p>
      <text:p text:style-name="P1"><text:s text:c="5"/>3<text:tab/><text:tab/>ellika<text:tab/><text:tab/>8372478787<text:tab/>34.000000</text:p>
      <text:p text:style-name="P1"><text:s text:c="5"/>4<text:tab/><text:tab/>sakshee<text:tab/>4938298743<text:tab/>32.000000</text:p>
      <text:p text:style-name="P1">-------------------------------------------------------------------------------------</text:p>
      <text:p text:style-name="P1"/>
      <text:p text:style-name="P1">Menu :</text:p>
      <text:p text:style-name="P1"><text:soft-page-break/>1. Enter Mobile Records.</text:p>
      <text:p text:style-name="P1">2. Display Data.</text:p>
      <text:p text:style-name="P1">3. Display in descending order of Name.</text:p>
      <text:p text:style-name="P1">4. Exit.</text:p>
      <text:p text:style-name="P1">Enter your choice : 3</text:p>
      <text:p text:style-name="P1"/>
      <text:p text:style-name="P1">Quick SORT : (Sort by Name in Descending Order)</text:p>
      <text:p text:style-name="P1">Pivot = sakshee</text:p>
      <text:p text:style-name="P1">Position of Pivot = 0</text:p>
      <text:p text:style-name="P1"><text:s text:c="2"/>sakshee <text:s text:c="3"/>puneet <text:s text:c="3"/>ellika <text:s text:c="3"/>gaurav <text:s/></text:p>
      <text:p text:style-name="P1">Pivot = gaurav</text:p>
      <text:p text:style-name="P1">Position of Pivot = 2</text:p>
      <text:p text:style-name="P1"><text:s text:c="2"/>sakshee <text:s text:c="3"/>puneet <text:s text:c="3"/>gaurav <text:s text:c="3"/>ellika <text:s/></text:p>
      <text:p text:style-name="P1"/>
      <text:p text:style-name="P1">Quick Sort Completed..!</text:p>
      <text:p text:style-name="P1">Total Number of Comparisons = 5</text:p>
      <text:p text:style-name="P1">Total Number of Swaps = 2</text:p>
      <text:p text:style-name="P1">Test Case : Average</text:p>
      <text:p text:style-name="P1"/>
      <text:p text:style-name="P1">DATA BASE :</text:p>
      <text:p text:style-name="P1">-------------------------------------------------------------------------------------</text:p>
      <text:p text:style-name="P1"/>
      <text:p text:style-name="P1">Sr. No.<text:tab/><text:tab/>Name<text:tab/><text:tab/>Mobile No.<text:tab/>Bill Amount</text:p>
      <text:p text:style-name="P1"/>
      <text:p text:style-name="P1">-------------------------------------------------------------------------------------</text:p>
      <text:p text:style-name="P1"/>
      <text:p text:style-name="P1"><text:s text:c="5"/>1<text:tab/><text:tab/>sakshee<text:tab/>4938298743<text:tab/>32.000000</text:p>
      <text:p text:style-name="P1"><text:s text:c="5"/>2<text:tab/><text:tab/>puneet<text:tab/><text:tab/>9238743478<text:tab/>12.000000</text:p>
      <text:p text:style-name="P1"><text:s text:c="5"/>3<text:tab/><text:tab/>gaurav<text:tab/><text:tab/>9283742345<text:tab/>47.000000</text:p>
      <text:p text:style-name="P1"><text:s text:c="5"/>4<text:tab/><text:tab/>ellika<text:tab/><text:tab/>8372478787<text:tab/>34.000000</text:p>
      <text:p text:style-name="P1">-------------------------------------------------------------------------------------</text:p>
      <text:p text:style-name="P1"/>
      <text:p text:style-name="P1">Menu :</text:p>
      <text:p text:style-name="P1">1. Enter Mobile Records.</text:p>
      <text:p text:style-name="P1">2. Display Data.</text:p>
      <text:p text:style-name="P1">3. Display in descending order of Name.</text:p>
      <text:p text:style-name="P1">4. Exit.</text:p>
      <text:p text:style-name="P1">Enter your choice 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13:13.055674759</meta:creation-date>
    <dc:date>2019-10-03T12:30:29.111713408</dc:date>
    <meta:editing-duration>PT8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259" meta:word-count="783" meta:character-count="6429" meta:non-whitespace-character-count="5013"/>
  </office:meta>
</office:document-meta>
</file>